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 style:font-adornments="Regular"/>
    <style:font-face style:name="TimesNewRomanPSMT" svg:font-family="TimesNewRomanPSMT" style:font-family-generic="roman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auto-grow-height="true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style:font-size-asian="40pt" style:font-size-complex="40pt"/>
    </style:style>
    <style:style style:name="T5" style:family="text">
      <style:text-properties fo:font-size="28pt" style:text-underline-style="solid" style:text-underline-width="auto" style:text-underline-color="font-color" style:font-size-asian="40pt" style:font-size-complex="40pt"/>
    </style:style>
    <style:style style:name="T6" style:family="text">
      <style:text-properties style:font-name="Segoe UI3" style:font-name-asian="Segoe UI3" style:font-name-complex="Segoe UI3"/>
    </style:style>
    <style:style style:name="T7" style:family="text">
      <style:text-properties style:font-name="Segoe UI2" fo:font-style="italic" style:font-name-asian="Segoe UI3" style:font-style-asian="italic" style:font-name-complex="Segoe UI3" style:font-style-complex="italic"/>
    </style:style>
    <style:style style:name="T8" style:family="text">
      <style:text-properties style:font-name="Segoe UI2" style:font-name-asian="Segoe UI3" style:font-name-complex="Segoe UI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System bezeichnet man eine definierte Menge Materie in einem räumlich begrenzten Bereic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offenes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einem offenen System kann Materie in das System hinein und heraus transportiert werden – es ist Materieaustausch mit der Umgebung möglich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abgeschlossenes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abgeschlossenes System ist das Gegenteil eines offenen Systems: Es ist kein Materieaustausch mit der Umgebung möglich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thermisch isoliertes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thermisch isoliertes System kann keine Wärme mit seiner Umgebung austauschen – es ist kein Wärmetransport durch die Grenzen des Systems hindurch möglich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vollständig isoliertes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vollständig isoliertes System hat überhaupt keine Wechselwirkung mit der Außenwelt: weder Materie- noch Wärmeaustausch sind möglich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Wärmereservoi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Wärmereservoir bezeichnet man ein gedachtes idealisiertes System mit <text:span text:style-name="T1">unbegrenzter</text:span> Wärmekapazität, das <text:span text:style-name="T2">bei konstant bleibender Temperatur</text:span> <text:span text:style-name="T1">beliebig viel</text:span> Wärme aufnehmen und abgeben kann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thermodynamische Variabl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thermodynamische Variablen bezeichnet man die Größen, die den Zustand eines thermodynamischen Systems <text:span text:style-name="T2">im thermischen Gleichgewicht</text:span> vollständig und exakt beschreiben. </text:p>
            <text:p/>
            <text:p>Thermodynamische Variablen sind zum Beispiel Volumen, Druck, Temperatur, Entropie ..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Zustandsgleichung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Eine Zustandsgleichung ist eine mathematische Beziehung zwischen den thermodynamischen Variablen (<text:span text:style-name="T3">p</text:span>, <text:span text:style-name="T3">V</text:span>, <text:span text:style-name="T3">T</text:span>, ...) eines Systems im thermischen Gleichgewicht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Prozeß in der Thermodynamik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Prozeß ist die Änderung der thermodynamischen Variablen eines System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reversiblen Prozeß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reversibler Prozeß kann in beide Richtungen ablaufen, vom Anfangs- zum Endzustand und umgekehrt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quasistatischen Prozeß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quasistatischer Prozeß läuft so langsam ab, daß sich das System dabei zu jedem Zeitpunkt im thermischen Gleichgewicht befindet. Quasistatische Prozesse sind reversibel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irreversiblen Prozeß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irreversibler Prozeß ist ein Prozeß, der nur in einer Richtung ablaufen kann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9cm" svg:height="3.506cm" svg:x="1.4cm" svg:y="0.838cm" presentation:class="title" presentation:user-transformed="true">
          <draw:text-box>
            <text:p text:style-name="P1"><text:span text:style-name="T4">Bei welcher Art von Prozeß befindet sich ein System im allgemeinen </text:span><text:span text:style-name="T5">nicht</text:span><text:span text:style-name="T4"> im thermischen Gleichgewicht?</text:span>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Bei irreversiblen Prozessen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4">Was gilt im allgemeinen für die thermodynamischen Variablen bei irreversiblen Prozessen?</text:span></text:p>
          </draw:text-box>
        </draw:frame>
        <draw:frame presentation:style-name="pr4" draw:layer="layout" svg:width="25.199cm" svg:height="12.18cm" svg:x="1.4cm" svg:y="4.914cm" presentation:class="subtitle">
          <draw:text-box>
            <text:p>Sie sind nicht definiert, </text:p>
            <text:p>da sich im allgemeinen Systeme, die einen irreversiblen Prozess durchlaufen, zwischen Anfangs- und Endzustand nicht im thermischen Gleichgewicht befinden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erste Hauptsatz der Thermodynamik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einem System, das mit der Umgebung Energie durch Arbeit <text:span text:style-name="T3">W</text:span> oder Wärme <text:span text:style-name="T3">Q</text:span> austauscht, gilt für die innere Energie <text:span text:style-name="T3">U</text:span>:</text:p>
            <text:p/>
            <text:p><text:span text:style-name="T6">Δ</text:span><text:span text:style-name="T7">U</text:span><text:span text:style-name="T8"> = </text:span><text:span text:style-name="T7">Q</text:span><text:span text:style-name="T8"> + </text:span><text:span text:style-name="T7">W</text:span></text:p>
            <text:p/>
            <text:p>Die Energie <text:span text:style-name="T3">U</text:span> ist eine Erhaltungsgröße!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17.804cm" svg:height="3.181cm" svg:x="5.097cm" svg:y="8.909cm">
          <text:p/>
          <draw:object xlink:href="../Isotherme%20Expansion%20eines%20idealen%20Gases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3" svg:font-family="'Segoe UI'" style:font-adornments="Regular"/>
    <style:font-face style:name="TimesNewRomanPSMT" svg:font-family="TimesNewRomanPSMT" style:font-family-generic="roman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13M49S</meta:editing-duration>
    <meta:editing-cycles>9</meta:editing-cycles>
    <meta:generator>LibreOffice/4.3.4.1$Windows_x86 LibreOffice_project/bc356b2f991740509f321d70e4512a6a54c5f243</meta:generator>
    <dc:date>2015-04-08T10:50:41.194000000</dc:date>
    <meta:document-statistic meta:object-count="122"/>
  </office:meta>
</office:document-meta>
</file>